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ttpReceivingTransportHandler.handleReadError( ServerHttpResponse response , String error , String sessi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HttpReceivingTransportHandler.checkSessionType( SockJs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ReceivingTransportHandler.handleRequest( ServerHttpRequest request , ServerHttpResponse response , WebSocketHandler wsHandler , SockJsSession ws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HttpReceivingTransportHandler.handleRequestInternal( ServerHttpRequest request , ServerHttpResponse response , WebSocketHandler wsHandler , AbstractHttpSockJsSession sockJsSes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